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proxima-nova" svg:font-family="proxima-nova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color="#000066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808080"/>
    </style:style>
    <style:style style:name="P5" style:family="paragraph" style:parent-style-name="Standard">
      <style:text-properties fo:color="#80808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color="#990000"/>
    </style:style>
    <style:style style:name="P7" style:family="paragraph" style:parent-style-name="Standard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text-properties fo:color="#99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text-properties fo:color="#99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color="#003300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cc00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00cc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fo:color="#0099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color="#ff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ff33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color="#3399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cc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Text_20_body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Text_20_body">
      <style:text-properties fo:font-variant="normal" fo:text-transform="none" fo:color="#232629" style:font-name="apple-system" fo:font-size="11.25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ff0066" style:font-name="apple-system" fo:font-size="11.25pt" fo:letter-spacing="normal" fo:language="en" fo:country="US" fo:font-style="normal" fo:font-weight="normal"/>
    </style:style>
    <style:style style:name="P30" style:family="paragraph" style:parent-style-name="Standard">
      <style:text-properties fo:color="#00cc00"/>
    </style:style>
    <style:style style:name="P31" style:family="paragraph" style:parent-style-name="Standard">
      <style:text-properties fo:color="#00cc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text-properties fo:color="#9900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>
      <style:text-properties fo:color="#000000"/>
    </style:style>
    <style:style style:name="P36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0033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cc00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cc00"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cc00" fo:font-size="14pt" style:font-size-asian="14pt" style:font-size-complex="14pt"/>
    </style:style>
    <style:style style:name="T13" style:family="text">
      <style:text-properties fo:color="#00cc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00cc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cc00" fo:font-size="14pt" fo:language="en" fo:country="US" fo:font-style="italic" style:font-size-asian="14pt" style:font-style-asian="italic" style:font-size-complex="14pt" style:font-style-complex="italic"/>
    </style:style>
    <style:style style:name="T16" style:family="text">
      <style:text-properties fo:color="#00cc00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fo:color="#00cc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cc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cc00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cc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cc00" fo:font-weight="normal" style:font-weight-asian="normal" style:font-weight-complex="normal"/>
    </style:style>
    <style:style style:name="T23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cc00" fo:font-weight="bold" style:font-weight-asian="bold" style:font-weight-complex="bold"/>
    </style:style>
    <style:style style:name="T25" style:family="text">
      <style:text-properties fo:color="#00cc00" fo:language="en" fo:country="US" fo:font-weight="bold" style:font-weight-asian="bold" style:font-weight-complex="bold"/>
    </style:style>
    <style:style style:name="T26" style:family="text">
      <style:text-properties fo:color="#00cc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color="#00cc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fo:color="#00cc00" fo:language="bg" fo:country="BG" fo:font-weight="normal" style:font-weight-asian="normal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fo:color="#ff0000" fo:font-size="13pt" fo:font-weight="normal" style:font-size-asian="13pt" style:font-weight-asian="normal" style:font-size-complex="13pt" style:font-weight-complex="normal"/>
    </style:style>
    <style:style style:name="T33" style:family="text">
      <style:text-properties fo:color="#990000"/>
    </style:style>
    <style:style style:name="T34" style:family="text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99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990000" fo:font-weight="normal" style:font-weight-asian="normal" style:font-weight-complex="normal"/>
    </style:style>
    <style:style style:name="T37" style:family="text">
      <style:text-properties fo:color="#99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color="#990000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fo:color="#990000" fo:font-size="13pt" fo:font-weight="normal" style:font-size-asian="13pt" style:font-weight-asian="normal" style:font-size-complex="13pt" style:font-weight-complex="normal"/>
    </style:style>
    <style:style style:name="T42" style:family="text">
      <style:text-properties fo:color="#9900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4" style:family="text">
      <style:text-properties fo:color="#990000" fo:font-size="15pt" fo:font-style="italic" style:font-size-asian="15pt" style:font-style-asian="italic" style:font-size-complex="15pt" style:font-style-complex="italic"/>
    </style:style>
    <style:style style:name="T45" style:family="text">
      <style:text-properties fo:color="#990000" fo:language="bg" fo:country="BG"/>
    </style:style>
    <style:style style:name="T46" style:family="text">
      <style:text-properties fo:color="#990000" fo:language="en" fo:country="US"/>
    </style:style>
    <style:style style:name="T47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color="#0066c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3333ff"/>
    </style:style>
    <style:style style:name="T51" style:family="text">
      <style:text-properties fo:color="#339966"/>
    </style:style>
    <style:style style:name="T52" style:family="text">
      <style:text-properties fo:color="#990099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style="italic" style:font-size-asian="14pt" style:font-style-asian="italic" style:font-size-complex="14pt" style:font-style-complex="italic"/>
    </style:style>
    <style:style style:name="T55" style:family="text">
      <style:text-properties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size="14pt" fo:language="bg" fo:country="BG" style:font-size-asian="14pt" style:font-size-complex="14pt"/>
    </style:style>
    <style:style style:name="T57" style:family="text">
      <style:text-properties fo:font-size="14pt" fo:language="en" fo:country="US" style:font-size-asian="14pt" style:font-size-complex="14pt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color="#00cc3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1" style:family="text">
      <style:text-properties fo:color="#00cc33" fo:font-size="15pt" fo:font-style="italic" style:font-size-asian="15pt" style:font-style-asian="italic" style:font-size-complex="15pt" style:font-style-complex="italic"/>
    </style:style>
    <style:style style:name="T62" style:family="text">
      <style:text-properties fo:color="#00cc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color="#00cc33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language="en" fo:country="US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font-variant="normal" fo:text-transform="none" fo:color="#232629" style:font-name="var ff-mono" fo:font-size="9.75pt" fo:letter-spacing="normal" fo:font-style="normal"/>
    </style:style>
    <style:style style:name="T67" style:family="text">
      <style:text-properties fo:font-variant="normal" fo:text-transform="none" fo:color="#232629" style:font-name="var ff-mono" fo:font-size="9.75pt" fo:letter-spacing="normal" fo:font-style="normal" fo:font-weight="normal"/>
    </style:style>
    <style:style style:name="T68" style:family="text">
      <style:text-properties fo:font-variant="normal" fo:text-transform="none" fo:color="#232629" style:font-name="apple-system" fo:font-size="11.25pt" fo:letter-spacing="normal" fo:font-style="normal"/>
    </style:style>
    <style:style style:name="T69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70" style:family="text">
      <style:text-properties fo:font-variant="normal" fo:text-transform="none" fo:color="#232629" style:font-name="inherit" fo:font-size="11.25pt" fo:letter-spacing="normal" fo:font-style="normal" fo:font-weight="bold"/>
    </style:style>
    <style:style style:name="T71" style:family="text">
      <style:text-properties fo:color="#ff3333"/>
    </style:style>
    <style:style style:name="T72" style:family="text">
      <style:text-properties fo:color="#ff3333" fo:font-weight="bold" style:font-weight-asian="bold" style:font-weight-complex="bold"/>
    </style:style>
    <style:style style:name="T73" style:family="text">
      <style:text-properties fo:color="#ff3333" fo:language="en" fo:country="US" fo:font-weight="bold" style:font-weight-asian="bold" style:font-weight-complex="bold"/>
    </style:style>
    <style:style style:name="T74" style:family="text">
      <style:text-properties fo:color="#ff3333" fo:font-size="12pt" style:font-size-asian="12pt" style:font-size-complex="12pt"/>
    </style:style>
    <style:style style:name="T75" style:family="text">
      <style:text-properties fo:color="#ff3333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color="#ff3333" fo:font-size="14pt" style:font-size-asian="14pt" style:font-size-complex="14pt"/>
    </style:style>
    <style:style style:name="T77" style:family="text">
      <style:text-properties fo:color="#ff3333" fo:font-size="14pt" fo:language="en" fo:country="US" style:font-size-asian="14pt" style:font-size-complex="14pt"/>
    </style:style>
    <style:style style:name="T78" style:family="text">
      <style:text-properties fo:color="#ff3333" fo:font-size="14pt" fo:language="en" fo:country="US" fo:font-weight="normal" style:font-size-asian="14pt" style:font-weight-asian="normal" style:font-size-complex="14pt" style:font-weight-complex="normal"/>
    </style:style>
    <style:style style:name="T79" style:family="text">
      <style:text-properties fo:color="#ff333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color="#ff3333" fo:font-size="14pt" fo:language="bg" fo:country="BG" fo:font-weight="normal" style:font-size-asian="14pt" style:font-weight-asian="normal" style:font-size-complex="14pt" style:font-weight-complex="normal"/>
    </style:style>
    <style:style style:name="T81" style:family="text">
      <style:text-properties fo:color="#ff3333" fo:font-size="10pt" fo:language="en" fo:country="US" style:font-size-asian="10pt" style:font-size-complex="10pt"/>
    </style:style>
    <style:style style:name="T82" style:family="text">
      <style:text-properties fo:color="#ff3333" fo:language="bg" fo:country="BG" fo:font-weight="normal" style:font-weight-asian="normal" style:font-weight-complex="normal"/>
    </style:style>
    <style:style style:name="T83" style:family="text">
      <style:text-properties fo:color="#1c1c1c"/>
    </style:style>
    <style:style style:name="T84" style:family="text">
      <style:text-properties fo:color="#1c1c1c" fo:font-weight="normal" style:font-weight-asian="normal" style:font-weight-complex="normal"/>
    </style:style>
    <style:style style:name="T85" style:family="text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6" style:family="text">
      <style:text-properties fo:color="#1c1c1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fo:color="#1c1c1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fo:color="#1c1c1c" fo:font-size="14pt" fo:font-weight="normal" style:font-size-asian="14pt" style:font-weight-asian="normal" style:font-size-complex="14pt" style:font-weight-complex="normal"/>
    </style:style>
    <style:style style:name="T89" style:family="text">
      <style:text-properties fo:color="#1c1c1c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fo:color="#1c1c1c" fo:font-size="14pt" fo:language="en" fo:country="US" fo:font-weight="normal" style:font-size-asian="14pt" style:font-weight-asian="normal" style:font-size-complex="14pt" style:font-weight-complex="normal"/>
    </style:style>
    <style:style style:name="T91" style:family="text">
      <style:text-properties fo:color="#1c1c1c" fo:font-size="14pt" fo:language="en" fo:country="US" fo:font-weight="bold" style:font-size-asian="14pt" style:font-weight-asian="bold" style:font-size-complex="14pt" style:font-weight-complex="bold"/>
    </style:style>
    <style:style style:name="T92" style:family="text">
      <style:text-properties fo:color="#1c1c1c" fo:font-size="14pt" fo:language="bg" fo:country="BG" fo:font-weight="normal" style:font-size-asian="14pt" style:font-weight-asian="normal" style:font-size-complex="14pt" style:font-weight-complex="normal"/>
    </style:style>
    <style:style style:name="T93" style:family="text">
      <style:text-properties fo:color="#1c1c1c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fo:color="#1c1c1c" fo:font-size="14pt" fo:language="bg" fo:country="BG" fo:font-weight="bold" style:font-size-asian="14pt" style:font-weight-asian="bold" style:font-size-complex="14pt" style:font-weight-complex="bold"/>
    </style:style>
    <style:style style:name="T95" style:family="text">
      <style:text-properties fo:color="#1c1c1c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fo:color="#1c1c1c" fo:language="bg" fo:country="BG" fo:font-weight="normal" style:font-weight-asian="normal" style:font-weight-complex="normal"/>
    </style:style>
    <style:style style:name="T97" style:family="text">
      <style:text-properties fo:color="#1c1c1c" fo:font-size="11pt" fo:language="bg" fo:country="BG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8" style:family="text">
      <style:text-properties fo:color="#ff950e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language="bg" fo:country="BG"/>
    </style:style>
    <style:style style:name="T101" style:family="text">
      <style:text-properties fo:language="bg" fo:country="BG" fo:font-weight="normal" style:font-weight-asian="normal" style:font-weight-complex="normal"/>
    </style:style>
    <style:style style:name="T102" style:family="text">
      <style:text-properties fo:color="#ff0066" fo:font-weight="normal" style:font-weight-asian="normal" style:font-weight-complex="normal"/>
    </style:style>
    <style:style style:name="T103" style:family="text">
      <style:text-properties fo:color="#ff0066" fo:language="en" fo:country="US" fo:font-weight="normal" style:font-weight-asian="normal" style:font-weight-complex="normal"/>
    </style:style>
    <style:style style:name="T104" style:family="text">
      <style:text-properties fo:color="#ff0066" fo:language="bg" fo:country="BG" fo:font-weight="normal" style:font-weight-asian="normal" style:font-weight-complex="normal"/>
    </style:style>
    <style:style style:name="T105" style:family="text">
      <style:text-properties fo:color="#000000" fo:language="bg" fo:country="BG" fo:font-weight="normal" style:font-weight-asian="normal" style:font-weight-complex="normal"/>
    </style:style>
    <style:style style:name="T106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><text:s text:c="45"/><text:span text:style-name="T30">Data Types in MySQL Server</text:span></text:p>
      <text:p text:style-name="P13"/>
      <text:p text:style-name="Standard"><text:span text:style-name="T3"><text:s text:c="4"/></text:span><text:span text:style-name="T7">*Numeric</text:span></text:p>
      <text:p text:style-name="P1"><text:span text:style-name="T1"><text:s text:c="5"/></text:span><text:span text:style-name="T10">INT</text:span><text:span text:style-name="T4"> [(M)] [UNSIGNED] </text:span><text:span text:style-name="T10">DOUBLE</text:span><text:span text:style-name="T4"> [(M, D)] [UNSIGNED] E.g. DOUBLE[5, 2] – 999.99</text:span></text:p>
      <text:p text:style-name="P2"><text:s text:c="5"/><text:span text:style-name="T6">DECIMAL</text:span> [(M, D )] [UNSIGNED] [ZEROFILL]</text:p>
      <text:p text:style-name="P2"/>
      <text:p text:style-name="P14"><text:s text:c="3"/>*Sring</text:p>
      <text:p text:style-name="P1"><text:span text:style-name="T1"><text:s text:c="5"/></text:span><text:span text:style-name="T10">CHAR</text:span><text:span text:style-name="T4"> [30 characters </text:span><text:span text:style-name="T10">VARCHAR</text:span><text:span text:style-name="T4"> [255 characters </text:span><text:span text:style-name="T10">BLOB</text:span><text:span text:style-name="T4"> very big</text:span></text:p>
      <text:p text:style-name="P2"/>
      <text:p text:style-name="P1"><text:span text:style-name="T4"><text:s text:c="4"/></text:span><text:span text:style-name="T8">*Date-Time</text:span></text:p>
      <text:p text:style-name="P1"><text:span text:style-name="T2"><text:s text:c="5"/></text:span><text:span text:style-name="T10">DATA, TIME, DATATIME, YEAR</text:span></text:p>
      <text:p text:style-name="P16"/>
      <text:p text:style-name="P1"><text:span text:style-name="T10"><text:s text:c="3"/></text:span><text:span text:style-name="T11">* Forein-PrimaryKey</text:span><text:span text:style-name="T10">: </text:span><text:span text:style-name="T47">CONSTRAINT</text:span><text:span text:style-name="T34"> `fk_department_id` </text:span><text:span text:style-name="T47">FOREIGN KEY</text:span><text:span text:style-name="T35"> </text:span><text:span text:style-name="T34">(`department_id`)</text:span><text:span text:style-name="T48"> </text:span><text:span text:style-name="T47">REFERENCES</text:span><text:span text:style-name="T35"> </text:span><text:span text:style-name="T34">`departments` (`id`)</text:span></text:p>
      <text:p text:style-name="P16"/>
      <text:p text:style-name="P16"/>
      <text:p text:style-name="P18">Example:</text:p>
      <text:p text:style-name="P7">CREATE DATABASE IF NOT EXISTS `hospital`; </text:p>
      <text:p text:style-name="P7">USE `hospital`;</text:p>
      <text:p text:style-name="P7"/>
      <text:p text:style-name="P6"><text:span text:style-name="T4">CREATE TABLE </text:span><text:span text:style-name="T49">departments</text:span><text:span text:style-name="T4"> (</text:span></text:p>
      <text:p text:style-name="P7"><text:tab/>id INT PRIMARY KEY AUTO_INCREMENT,</text:p>
      <text:p text:style-name="P7"><text:tab/>name VARCHAR(50)</text:p>
      <text:p text:style-name="P7">);</text:p>
      <text:p text:style-name="P7"/>
      <text:p text:style-name="P7">INSERT INTO departments(name) VALUES('Therapy'), ('Support'), ('Management'), ('Other');</text:p>
      <text:p text:style-name="P7"/>
      <text:p text:style-name="P6"><text:span text:style-name="T4">CREATE TABLE </text:span><text:span text:style-name="T49">employees</text:span><text:span text:style-name="T4"> (</text:span></text:p>
      <text:p text:style-name="P7"><text:tab/>id INT PRIMARY KEY AUTO_INCREMENT,</text:p>
      <text:p text:style-name="P7"><text:tab/>first_name VARCHAR(50) NOT NULL,</text:p>
      <text:p text:style-name="P7"><text:tab/>last_name VARCHAR(50) NOT NULL,</text:p>
      <text:p text:style-name="P7"><text:tab/>job_title VARCHAR(50) NOT NULL,</text:p>
      <text:p text:style-name="P6"><text:span text:style-name="T4"><text:tab/></text:span><text:span text:style-name="T48">department_id</text:span><text:span text:style-name="T4"> INT NOT NULL,</text:span></text:p>
      <text:p text:style-name="P7"><text:tab/>salary DOUBLE NOT NULL,</text:p>
      <text:p text:style-name="P6"><text:span text:style-name="T4"><text:tab/>CONSTRAINT `</text:span><text:span text:style-name="T48">fk_department_id</text:span><text:span text:style-name="T4">` FOREIGN KEY (`</text:span><text:span text:style-name="T48">department_id</text:span><text:span text:style-name="T4">`) REFERENCES `departments` (`</text:span><text:span text:style-name="T48">id</text:span><text:span text:style-name="T4">`)</text:span></text:p>
      <text:p text:style-name="P5">);</text:p>
      <text:p text:style-name="P5"/>
      <text:p text:style-name="P4"><text:span text:style-name="T4"><text:s text:c="53"/></text:span><text:span text:style-name="T31">C.R.U.D</text:span></text:p>
      <text:p text:style-name="P19"><text:s text:c="26"/>(Create, <text:s/>Retrieve, <text:s/>Update, <text:s/>Delete)</text:p>
      <text:p text:style-name="P19"/>
      <text:p text:style-name="P7"><text:span text:style-name="T50">SELECT</text:span> <text:span text:style-name="T52">CONCAT</text:span>( first_name,' ', middle_name,' ', last_name ) <text:span text:style-name="T52">AS</text:span> `full_name` <text:span text:style-name="T50">FROM</text:span> <text:span text:style-name="T51">employees</text:span></text:p>
      <text:p text:style-name="P23"/>
      <text:p text:style-name="P20"><text:span text:style-name="T53">Filtering</text:span>:<text:span text:style-name="T36">DISTINCT, NOT, OR, AND (</text:span><text:span text:style-name="T21">WHERE NOT (`manager_id` = 3 OR `manager_id` =4);</text:span><text:span text:style-name="T36">), BETWEEN, IN / NOT IN (</text:span><text:span text:style-name="T21">WHERE `manager_id` IN (109, 3, 16)</text:span><text:span text:style-name="T36">;) ORDER BY [ASC , DESC]</text:span></text:p>
      <text:p text:style-name="P7"/>
      <text:p text:style-name="P20"><text:span text:style-name="T36">(</text:span><text:span text:style-name="T22">CASE</text:span><text:span text:style-name="T36"> </text:span><text:span text:style-name="T22">WHEN</text:span><text:span text:style-name="T36"> middle_name </text:span><text:span text:style-name="T59">IS NULL</text:span><text:span text:style-name="T36"> </text:span><text:span text:style-name="T22">THEN</text:span><text:span text:style-name="T36"> <text:s/>"emty" </text:span><text:span text:style-name="T22">ELSE</text:span><text:span text:style-name="T36"> "not-emty" </text:span><text:span text:style-name="T22">END</text:span><text:span text:style-name="T36">)</text:span></text:p>
      <text:p text:style-name="P20"/>
      <text:p text:style-name="P21"><text:soft-page-break/><text:span text:style-name="T53">VIEWS: </text:span><text:span text:style-name="T58"><text:s/></text:span><text:span text:style-name="T40">views are virtual tables made from others tables, views or</text:span></text:p>
      <text:p text:style-name="P8">joins between them </text:p>
      <text:p text:style-name="P21"><text:span text:style-name="T39">CREATE </text:span><text:span text:style-name="T23">VIEW</text:span><text:span text:style-name="T39"> `v_top_paid_employee`AS SELECT * FROM `employees`ORDER BY `salary` DESC LIMIT 1;</text:span></text:p>
      <text:p text:style-name="P7"/>
      <text:p text:style-name="P21"><text:span text:style-name="T54">Updating data: <text:s/></text:span><text:span text:style-name="T23">UPDATE</text:span><text:span text:style-name="T39"> `employees`SET `last_name` = 'Brown'WHERE `employee_id` = 1;</text:span></text:p>
      <text:p text:style-name="P7"/>
      <text:p text:style-name="P7"/>
      <text:p text:style-name="P19"><text:s text:c="31"/>Build in Functions</text:p>
      <text:p text:style-name="P19"/>
      <text:p text:style-name="P15">*String functions:</text:p>
      <text:p text:style-name="P3"><text:span text:style-name="T9"><text:s/></text:span><text:span text:style-name="T44">SUBSTRING</text:span><text:span text:style-name="T43">(word, position), </text:span><text:span text:style-name="T44">REPLACE</text:span><text:span text:style-name="T43">(String, Pattern, Replacement), </text:span><text:span text:style-name="T44">LEFT</text:span><text:span text:style-name="T43">(String, Count), </text:span><text:span text:style-name="T44">RIGHT</text:span><text:span text:style-name="T43">(String, Count), </text:span><text:span text:style-name="T44">LOWER</text:span><text:span text:style-name="T43"> &amp; </text:span><text:span text:style-name="T44">UPPER</text:span><text:span text:style-name="T43">, </text:span><text:span text:style-name="T44">REPEAT</text:span><text:span text:style-name="T43">(str, count), </text:span><text:span text:style-name="T44">REVERSE</text:span><text:span text:style-name="T43">(str)</text:span></text:p>
      <text:p text:style-name="P11"/>
      <text:p text:style-name="P15">*Date functions: </text:p>
      <text:p text:style-name="P3"><text:span text:style-name="T44">EXTRACT – </text:span><text:span text:style-name="T43">extract a segment from a date as an intege,year</text:span><text:span text:style-name="T60">{ </text:span><text:span text:style-name="T43">%Y, %y month, %M, %mday, %w, %D</text:span><text:span text:style-name="T60">}</text:span></text:p>
      <text:p text:style-name="P3"><text:span text:style-name="T44">TIMESTAMPDIFF</text:span><text:span text:style-name="T43"> – find difference between two dates T</text:span><text:span text:style-name="T37">IMESTAMPDIFF(year, `hire_date`, '2017-05-31</text:span><text:span text:style-name="T43">')</text:span></text:p>
      <text:p text:style-name="P21"><text:span text:style-name="T38">DATE_FORMAT</text:span><text:span text:style-name="T39"> –</text:span><text:span text:style-name="T40"> formats the date value according to the format , <text:s/></text:span><text:span text:style-name="T38">NOW();</text:span></text:p>
      <text:p text:style-name="P12"/>
      <text:p text:style-name="P15">*Wild Cards:</text:p>
      <text:p text:style-name="P3"><text:span text:style-name="T44">Selecting results by partial match</text:span><text:span text:style-name="T43">. </text:span></text:p>
      <text:p text:style-name="P21"><text:span text:style-name="T61"><text:s text:c="2"/>''%''</text:span><text:span text:style-name="T40">- represents zero, one, or multiple characters</text:span></text:p>
      <text:p text:style-name="P21"><text:span text:style-name="T61"><text:s/>'' _''</text:span><text:span text:style-name="T40"> <text:s text:c="2"/>represents a single character. Can be used in combinations</text:span></text:p>
      <text:p text:style-name="P21"><text:span text:style-name="T62">Used</text:span><text:span text:style-name="T40"> with </text:span><text:span text:style-name="T62">LIKE</text:span><text:span text:style-name="T40"> operator in a </text:span><text:span text:style-name="T62">WHERE</text:span><text:span text:style-name="T40"> clause ; </text:span><text:span text:style-name="T63">WHERE</text:span><text:span text:style-name="T39"> CustomerName </text:span><text:span text:style-name="T63">LIKE 'a%';</text:span></text:p>
      <text:p text:style-name="P24"/>
      <text:p text:style-name="P21"><text:span text:style-name="T62"><text:s/>'' / <text:s/>''</text:span><text:span text:style-name="T40"> 'specify prefix to treat special characters as normal </text:span><text:span text:style-name="T62">[charlist] </text:span><text:span text:style-name="T40">– specifying which characters to look for </text:span><text:span text:style-name="T62">[!</text:span><text:span text:style-name="T40">charlist</text:span><text:span text:style-name="T62">] </text:span><text:span text:style-name="T40">– excluding characters</text:span></text:p>
      <text:p text:style-name="P8"/>
      <text:p text:style-name="P21"><text:span text:style-name="T62">REGEXP</text:span><text:span text:style-name="T40"> '^\[^K\]{3}\$';</text:span></text:p>
      <text:p text:style-name="P8"/>
      <text:p text:style-name="P8"/>
      <text:p text:style-name="P8"><text:s text:c="45"/><text:span text:style-name="T30">Data Aggregation</text:span></text:p>
      <text:p text:style-name="P19"/>
      <text:p text:style-name="P15">*Grouping: <text:span text:style-name="T41"><text:s/>allows taking data into separate groups based on a </text:span><text:span text:style-name="T32">common property!</text:span></text:p>
      <text:p text:style-name="P8"><text:span text:style-name="T29"><text:s text:c="2"/></text:span>With <text:span text:style-name="T6">GROUP BY</text:span> you can get each separate group and use an "<text:span text:style-name="T6">aggregate</text:span>" function over it (like <text:span text:style-name="T25">Average</text:span><text:span text:style-name="T24">, </text:span><text:span text:style-name="T25">MAX</text:span><text:span text:style-name="T24">, </text:span><text:span text:style-name="T25">MIN</text:span><text:span text:style-name="T24"> ,</text:span><text:span text:style-name="T25">SUM, COUNT</text:span>):</text:p>
      <text:p text:style-name="P8"/>
      <text:p text:style-name="P8">SELECT e.`department_id`, <text:span text:style-name="T6">SUM</text:span>(e.`salary`) AS 'Total Salary' FROM `employees` AS e</text:p>
      <text:p text:style-name="P17">GROUP BY e.`department_id` <text:span text:style-name="T46">===&gt;</text:span><text:span text:style-name="T33"> </text:span><text:span text:style-name="T45">Вземи тоталната заплата в различните департаменти </text:span><text:span text:style-name="T46">(Development, Tester, Manager)</text:span></text:p>
      <text:p text:style-name="P8"/>
      <text:p text:style-name="P8"/>
      <text:p text:style-name="P8"><text:soft-page-break/></text:p>
      <text:p text:style-name="P15">*<text:span text:style-name="T64">Having </text:span>: <text:span text:style-name="T41">The HAVING clause is used to filter data based on aggregate values.</text:span></text:p>
      <text:p text:style-name="P15"><text:span text:style-name="T41">We </text:span><text:span text:style-name="T32">cannot</text:span><text:span text:style-name="T41"> use it </text:span><text:span text:style-name="T32">without grouping before that</text:span><text:span text:style-name="T41">!!!</text:span></text:p>
      <text:p text:style-name="P8"/>
      <text:p text:style-name="P8">SELECT e.`department_id`,<text:span text:style-name="T6">SUM</text:span>(e.salary) AS 'TotalSalary'</text:p>
      <text:p text:style-name="P8">FROM `employees` AS e</text:p>
      <text:p text:style-name="P8"><text:span text:style-name="T6">GROUP BY</text:span> e.`department_id`</text:p>
      <text:p text:style-name="P8"><text:span text:style-name="T6">HAVING</text:span> `TotalSalary`&lt; 250000;</text:p>
      <text:p text:style-name="P8"/>
      <text:p text:style-name="P10">Когато решавам задачи с групиране Първо гледам по какво ще ги групивам</text:p>
      <text:p text:style-name="P8"/>
      <text:p text:style-name="P9">*Group multiples columns:</text:p>
      <text:p text:style-name="P26"><text:span text:style-name="Source_20_Text"><text:span text:style-name="T66">Group By X </text:span></text:span><text:span text:style-name="T68">means </text:span><text:span text:style-name="Strong_20_Emphasis"><text:span text:style-name="T70">put all those with the same value for X in the one group</text:span></text:span><text:span text:style-name="T68">.</text:span></text:p>
      <text:p text:style-name="P28"><text:span text:style-name="Source_20_Text"><text:span text:style-name="T67">Group By X, Y </text:span></text:span><text:span text:style-name="T69">means </text:span><text:span text:style-name="Strong_20_Emphasis"><text:span text:style-name="T70">put all those with the same values for both X and Y in the one group</text:span></text:span><text:span text:style-name="T69">.</text:span></text:p>
      <text:p text:style-name="P29">Info:</text:p>
      <text:p text:style-name="P9">https://stackoverflow.com/questions/2421388/using-group-by-on-multiple-columns</text:p>
      <text:p text:style-name="P8"/>
      <text:p text:style-name="P27"/>
      <text:p text:style-name="P8"><text:s text:c="45"/><text:span text:style-name="T30">Table Ralations</text:span></text:p>
      <text:p text:style-name="P8"/>
      <text:p text:style-name="P8"><text:span text:style-name="T83">Relationships between tables are based on interconnections:</text:span> <text:span text:style-name="T71">PRIMARY KEY </text:span>/ <text:span text:style-name="T6">FOREIGN KEY</text:span></text:p>
      <text:p text:style-name="P17"/>
      <text:p text:style-name="P8"><text:span text:style-name="T83">The</text:span><text:span text:style-name="T6"> foreign key</text:span> <text:span text:style-name="T83">is an identifier of a record located in another table (usually its primary key)</text:span></text:p>
      <text:p text:style-name="P25">By using relationships we avoid repeating data in the database</text:p>
      <text:p text:style-name="P8"/>
      <text:p text:style-name="P25">Relationships have multiplicity:</text:p>
      <text:p text:style-name="P25"><text:span text:style-name="T99">One-to-many</text:span> – e.g. mountains / peaks</text:p>
      <text:p text:style-name="P25"><text:span text:style-name="T99">One-to-one</text:span> – e.g. example driver / car <text:span text:style-name="T64">→ <text:s/></text:span><text:span text:style-name="T73">need UNIQE </text:span><text:span text:style-name="T64">when define constraint</text:span></text:p>
      <text:p text:style-name="P25"><text:span text:style-name="T99">Many-to-many</text:span> – e.g. student / course/ <text:span text:style-name="T64">→</text:span> <text:span text:style-name="T72">need mapping table, and Composite primar key</text:span></text:p>
      <text:p text:style-name="P25"/>
      <text:p text:style-name="P22">(Maping table between Employee &amp; Projects) <text:span text:style-name="T100">Междинна таблица която свързва други две таблици /помощна/</text:span></text:p>
      <text:p text:style-name="P25">CREATE TABLE employees_projects( </text:p>
      <text:p text:style-name="P25">employee_id INT,</text:p>
      <text:p text:style-name="P25">project_id INT,</text:p>
      <text:p text:style-name="P25"><text:span text:style-name="T98">CONSTRAINT</text:span> pk_employees_projects <text:span text:style-name="T71">PRIMARY KEY</text:span>(employee_id, project_id)<text:span text:style-name="T73">Composite</text:span> <text:span text:style-name="T98">CONSTRAINT</text:span> fk_employees_projects_employees <text:span text:style-name="T6">FOREIGN KEY</text:span>(employee_id) REFERENCES employees(employee_id),</text:p>
      <text:p text:style-name="P25"><text:span text:style-name="T98">CONSTRAINT</text:span> fk_employees_projects_projects <text:span text:style-name="T6">FOREIGN KEY</text:span>(project_id) REFERENCES projects(project_id) )</text:p>
      <text:p text:style-name="P25"/>
      <text:p text:style-name="P25"/>
      <text:p text:style-name="Standard"><text:span text:style-name="T26">*Cascade </text:span><text:span text:style-name="T27">Operation</text:span><text:span text:style-name="T26"> Delete/Update </text:span><text:span text:style-name="T102">ON DELETE CASCADE</text:span><text:span text:style-name="T84"> / </text:span><text:span text:style-name="T103">ON UPDATE CASCADE. </text:span><text:span text:style-name="T104">Ако </text:span><text:span text:style-name="T105">ентити от една таблица е изтрито -&gt; изтрий всички свързани с него</text:span></text:p>
      <text:p text:style-name="P35"><text:span text:style-name="T101">Но по правилния вариант е </text:span><text:span text:style-name="T65">Logical Delete (isDeleted)</text:span></text:p>
      <text:p text:style-name="P25"/>
      <text:p text:style-name="P25"><text:soft-page-break/></text:p>
      <text:p text:style-name="P8"><text:span text:style-name="T30"><text:s text:c="52"/>Joins</text:span></text:p>
      <text:p text:style-name="P8"/>
      <text:p text:style-name="Standard"><text:span text:style-name="T85"><text:s/>* </text:span><text:span text:style-name="T86">Cartesian product i</text:span><text:span text:style-name="T87">s a </text:span><text:span text:style-name="T11">CROSS JOIN</text:span><text:span text:style-name="T87"> and e</text:span><text:span text:style-name="T53">ach row in the first table is paired with </text:span></text:p>
      <text:p text:style-name="Standard"><text:span text:style-name="T53"><text:s/>all the rows in the second table: </text:span><text:span text:style-name="T56">Получава се по два начина:</text:span></text:p>
      <text:p text:style-name="Standard"><text:span text:style-name="T5"><text:s text:c="2"/></text:span><text:span text:style-name="T74">SELECT</text:span><text:span text:style-name="T5"> last_name, name AS department_name </text:span><text:span text:style-name="T74">FROM employees, departments;</text:span><text:span text:style-name="T107">(</text:span><text:span text:style-name="T81">no</text:span><text:span text:style-name="T107"> JOIN condition)</text:span></text:p>
      <text:p text:style-name="Standard"><text:span text:style-name="T53"><text:s text:c="2"/></text:span><text:span text:style-name="T76">SELECT</text:span><text:span text:style-name="T53"> * FROM courses AS c </text:span><text:span text:style-name="T76">CROSS</text:span><text:span text:style-name="T53"> </text:span><text:span text:style-name="T76">JOIN</text:span><text:span text:style-name="T53"> students AS s; </text:span><text:span text:style-name="T57">(</text:span><text:span text:style-name="T77">no</text:span><text:span text:style-name="T57"> JOIN condition)</text:span></text:p>
      <text:p text:style-name="P34"/>
      <text:p text:style-name="P34"><text:span text:style-name="T12"><text:s text:c="4"/>* INNER JOIN</text:span><text:span text:style-name="T88"> show all result where <text:s/>for.key and pr.key are matched (</text:span><text:span text:style-name="T92">хваща</text:span></text:p>
      <text:p text:style-name="P34"><text:span text:style-name="T92"><text:s text:c="4"/>само тези които форейн ключа сочи към нещо</text:span><text:span text:style-name="T88">)</text:span></text:p>
      <text:p text:style-name="P34"><text:span text:style-name="T88"/></text:p>
      <text:p text:style-name="Standard"><text:span text:style-name="T13"><text:s text:c="2"/>* LEFT JOIN </text:span><text:span text:style-name="T88">Matches every entry in </text:span><text:span text:style-name="T18">left</text:span><text:span text:style-name="T88"> table </text:span><text:span text:style-name="T18">regardless</text:span><text:span text:style-name="T88"> of match in the </text:span><text:span text:style-name="T16">RIGHT</text:span><text:span text:style-name="T88"> </text:span></text:p>
      <text:p text:style-name="Standard"><text:span text:style-name="T88"><text:s text:c="5"/></text:span><text:span text:style-name="T92">(полуаваме и резултата от ляво независимо че сочи към </text:span><text:span text:style-name="T16">NULL</text:span><text:span text:style-name="T90"> </text:span><text:span text:style-name="T92">в дясно)</text:span></text:p>
      <text:p text:style-name="Standard"><text:span text:style-name="T92"/></text:p>
      <text:p text:style-name="Standard"><text:span text:style-name="T13"><text:s text:c="3"/>* RIGHT JOIN </text:span><text:span text:style-name="T88">Matches every entry in </text:span><text:span text:style-name="T16">right</text:span><text:span text:style-name="T88"> table </text:span><text:span text:style-name="T18">regardless</text:span><text:span text:style-name="T88"> of match in the </text:span><text:span text:style-name="T16">LEFT</text:span><text:span text:style-name="T88"> </text:span></text:p>
      <text:p text:style-name="Standard"><text:span text:style-name="T92"><text:s text:c="5"/>(полуаваме и резултата от дясно независимо че сочи към </text:span><text:span text:style-name="T16">NULL</text:span><text:span text:style-name="T90"> </text:span><text:span text:style-name="T92">в дясно)</text:span></text:p>
      <text:p text:style-name="Standard"><text:span text:style-name="T92"/></text:p>
      <text:p text:style-name="Standard"><text:span text:style-name="T13"><text:s text:c="4"/>* OUTER JOIN </text:span><text:span text:style-name="T17">(Full join)</text:span><text:span text:style-name="T13"> </text:span><text:span text:style-name="T93">Returns all records in both tables</text:span><text:span text:style-name="T20"> regardless of any</text:span></text:p>
      <text:p text:style-name="P30"><text:span text:style-name="T55"><text:s text:c="5"/>match. </text:span><text:span text:style-name="T89">NOT implemented in SQL (</text:span><text:span text:style-name="T93">няма думата </text:span><text:span text:style-name="T89">OUTER), </text:span><text:span text:style-name="T93">но може да се </text:span></text:p>
      <text:p text:style-name="Standard"><text:span text:style-name="T93"><text:s text:c="4"/>имплементира с </text:span><text:span text:style-name="T20">UNION</text:span><text:span text:style-name="T93"> of a </text:span><text:span text:style-name="T20">LEFT</text:span><text:span text:style-name="T93"> and </text:span><text:span text:style-name="T20">RIGHT</text:span><text:span text:style-name="T93"> JOIN. Взима всичко от двете <text:s text:c="2"/>таблици = </text:span><text:span text:style-name="T89">LEFT + RIGHT</text:span></text:p>
      <text:p text:style-name="Standard"><text:span text:style-name="T89"/></text:p>
      <text:p text:style-name="Standard"><text:span text:style-name="T89"><text:s text:c="3"/></text:span><text:span text:style-name="T14">*</text:span><text:span text:style-name="T19">Sub-query( </text:span><text:span text:style-name="T93">Всеки </text:span><text:span text:style-name="T89">SELECT</text:span><text:span text:style-name="T93"> ни връща таблица !</text:span><text:span text:style-name="T19">)</text:span></text:p>
      <text:p text:style-name="Standard"><text:span text:style-name="T92"><text:s/></text:span><text:span text:style-name="T95"><text:s/></text:span><text:span text:style-name="T75">SELECT</text:span><text:span text:style-name="T95"> COUNT(e.employee_id) AS `count` FROM employees AS e</text:span></text:p>
      <text:p text:style-name="P36"><text:span text:style-name="T96"><text:s text:c="2"/>WHERE e.salary &gt; </text:span><text:span text:style-name="T28">(</text:span><text:span text:style-name="T96"> </text:span><text:span text:style-name="T82">SELECT</text:span><text:span text:style-name="T96"> AVG(salary) AS 'average_salary' FROM employees</text:span><text:span text:style-name="T28">)</text:span><text:span text:style-name="T96">; </text:span></text:p>
      <text:p text:style-name="P34"><text:s/></text:p>
      <text:p text:style-name="Standard"><text:span text:style-name="T42"><text:s text:c="2"/></text:span><text:span text:style-name="T27">*</text:span><text:span text:style-name="T13">Indexes - </text:span><text:span text:style-name="T93">Много бързо търсене ако на дадена колона сложим </text:span><text:span text:style-name="T14">Index</text:span><text:span text:style-name="T93">! </text:span><text:span text:style-name="T92">Usually</text:span></text:p>
      <text:p text:style-name="Standard"><text:span text:style-name="T92"><text:s text:c="2"/>implemented as B-trees. </text:span><text:span text:style-name="T78">ADDING</text:span><text:span text:style-name="T92"> and </text:span><text:span text:style-name="T78">DELETING</text:span><text:span text:style-name="T92"> records in </text:span><text:span text:style-name="T80">indexed tables</text:span><text:span text:style-name="T92"> is </text:span></text:p>
      <text:p text:style-name="Standard"><text:span text:style-name="T92"><text:s text:c="2"/></text:span><text:span text:style-name="T80">slower</text:span><text:span text:style-name="T92">! </text:span><text:span text:style-name="T80">Indices</text:span><text:span text:style-name="T92"> should be used for big tables only (e.g. 50 000 rows)</text:span></text:p>
      <text:p text:style-name="Standard"><text:span text:style-name="T92"><text:s text:c="2"/></text:span><text:span text:style-name="Source_20_Text"><text:span text:style-name="T97">CREATE INDEX index_name ON table_name (column_name);</text:span></text:span><text:line-break/></text:p>
      <text:p text:style-name="Standard"><text:span text:style-name="T92"><text:s text:c="2"/></text:span><text:span text:style-name="T94"><text:s/></text:span><text:span text:style-name="T91">-</text:span><text:span text:style-name="T13">Clustered</text:span><text:span text:style-name="T14"> Index </text:span><text:span text:style-name="T106">(order data)</text:span><text:span text:style-name="T14">: </text:span><text:span text:style-name="T106">Very useful for fast execution of </text:span><text:span text:style-name="T79">WHERE</text:span><text:span text:style-name="T106">, </text:span><text:span text:style-name="T79">ORDER</text:span><text:span text:style-name="T106"> </text:span><text:span text:style-name="T79">BY </text:span><text:span text:style-name="T106">and </text:span><text:span text:style-name="T79">GROUP BY</text:span><text:span text:style-name="T106"> clauses </text:span></text:p>
      <text:p text:style-name="Standard"><text:span text:style-name="T106"/></text:p>
      <text:p text:style-name="Standard"><text:span text:style-name="T13"><text:s text:c="3"/>-Non</text:span><text:span text:style-name="T14"> - </text:span><text:span text:style-name="T13">Clustered</text:span><text:span text:style-name="T14"> Index:</text:span><text:span text:style-name="T93">Useful for fast retrieving a single record or a range of <text:s/></text:span></text:p>
      <text:p text:style-name="Standard"><text:span text:style-name="T93"><text:s text:c="2"/>records. Работят чрез </text:span><text:span text:style-name="T89">pointers.</text:span></text:p>
      <text:p text:style-name="P34"/>
      <text:p text:style-name="P34"/>
      <text:p text:style-name="P34"/>
      <text:p text:style-name="P34"/>
      <text:p text:style-name="P9"><text:span text:style-name="T99">Showing EER Diagram in Workbench</text:span> → Database → Reverse Engineering</text:p>
      <text:p text:style-name="P9">Lectures:</text:p>
      <text:p text:style-name="P17">https://softuni.bg/trainings/2132/database-basics-mysql-september-2018#lesson-9361</text:p>
      <text:p text:style-name="P7">Pracrice:</text:p>
      <text:p text:style-name="P16">https://judge.softuni.org/Contests/#!/List/ByCategory/66/Java-Databases-Basics-Exercises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proxima-nova" svg:font-family="proxima-nova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0M47S</meta:editing-duration>
    <meta:editing-cycles>27</meta:editing-cycles>
    <meta:generator>OpenOffice/4.1.10$Win32 OpenOffice.org_project/4110m2$Build-9807</meta:generator>
    <dc:date>2021-10-21T14:14:55.41</dc:date>
    <dc:creator>alex alex</dc:creator>
    <meta:document-statistic meta:table-count="0" meta:image-count="0" meta:object-count="0" meta:page-count="5" meta:paragraph-count="113" meta:word-count="917" meta:character-count="6830"/>
    <meta:user-defined meta:name="Info 1"/>
    <meta:user-defined meta:name="Info 2"/>
    <meta:user-defined meta:name="Info 3"/>
    <meta:user-defined meta:name="Info 4"/>
  </office:meta>
</office:document-meta>
</file>